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color="#FF0000" fo:font-size="25pt" style:font-size-asian="25pt" style:font-size-complex="25pt"/>
    </style:style>
  </office:automatic-styles>
  <office:body>
    <office:text text:use-soft-page-breaks="true">
      <text:p text:style-name="P1">TD1 R4.03 qualité et non relationnel</text:p>
      <text:p text:style-name="Normal"/>
      <text:p text:style-name="Normal">Question 1 :<text:s/></text:p>
      <text:p text:style-name="Normal">CREATE OR REPLACE TYPE Coordonnee_t<text:s/>AS OBJECT</text:p>
      <text:p text:style-name="Normal">(Ville VARCHAR2(50)<text:s/>NOT NULL,<text:s/></text:p>
      <text:p text:style-name="Normal">CP<text:s/>NUMBER<text:s/>NOT NULL,<text:s/></text:p>
      <text:p text:style-name="Normal">Tel VARCHAR2(50),<text:s/></text:p>
      <text:p text:style-name="Normal">Fax VARCHAR2(50)) ;</text:p>
      <text:p text:style-name="Normal"/>
      <text:p text:style-name="Normal">CREATE TABLE EMP_OBJ (</text:p>
      <text:p text:style-name="Normal">NUM_EMP<text:s/>NUMBER<text:s/>NOT NULL,<text:s/></text:p>
      <text:p text:style-name="Normal">NOM_COMPLET VARCHAR2(50) NOT NULL,</text:p>
      <text:p text:style-name="Normal">SALAIRE VARCHAR2(50),</text:p>
      <text:p text:style-name="Normal">COORDONNEES Coordonnee_t,</text:p>
      <text:p text:style-name="Normal">PRIMARY KEY (NUM_EMP)) ;</text:p>
      <text:p text:style-name="Normal"/>
      <text:p text:style-name="Normal">Question 2 :</text:p>
      <text:p text:style-name="Normal">INSERT INTO EMP_OBJ VALUES (14, « Xavier Richard », NULL, (« Lyon », 69000, NULL, NULL)) ;</text:p>
      <text:p text:style-name="Normal">INSERT INTO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xime Montouro</meta:initial-creator>
    <dc:creator>Maxime Montouro</dc:creator>
    <meta:creation-date>2024-01-23T14:35:00Z</meta:creation-date>
    <dc:date>2024-01-23T15:00:00Z</dc:date>
    <meta:template xlink:href="Normal" xlink:type="simple"/>
    <meta:editing-cycles>3</meta:editing-cycles>
    <meta:editing-duration>PT1500S</meta:editing-duration>
    <meta:document-statistic meta:page-count="1" meta:paragraph-count="1" meta:word-count="71" meta:character-count="464" meta:row-count="3" meta:non-whitespace-character-count="394"/>
  </office:meta>
</office:document-meta>
</file>